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4C70000021FD7F5D7C5A.svm" manifest:media-type=""/>
  <manifest:file-entry manifest:full-path="Pictures/2000000800004C7000001DBE76DDDAFB.svm" manifest:media-type=""/>
  <manifest:file-entry manifest:full-path="Pictures/10000201000001C6000000AA455902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.549cm" fo:min-width="19.7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321cm" fo:min-width="22.35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000000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1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2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3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4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5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6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7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8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9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0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31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32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3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4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3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3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9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0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1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2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3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4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5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6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47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48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0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1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2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5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5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5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8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9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0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1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2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3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4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65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66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7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8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0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1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73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7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6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7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8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9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0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1" style:family="graphic" style:parent-style-name="standard" style:list-style-name="L1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2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3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85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7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8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0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1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93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9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6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7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8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9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0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1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2" style:family="graphic" style:parent-style-name="standard" style:list-style-name="L1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3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104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105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6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7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8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0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1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2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dash" draw:stroke-dash="Dashed_20__28_var_29_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7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8" style:family="graphic" style:parent-style-name="standard" style:list-style-name="L10">
      <style:graphic-properties draw:stroke="none" draw:fill="none" fo:min-height="10.84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textarea-vertical-align="top" fo:min-height="11.048cm"/>
    </style:style>
    <style:style style:name="pr4" style:family="presentation" style:parent-style-name="Blank_20_Slide_5f_-notes">
      <style:graphic-properties draw:fill-color="#ffffff" fo:min-height="13.364cm"/>
    </style:style>
    <style:style style:name="pr5" style:family="presentation" style:parent-style-name="Blank_20_Slide_5f_-subtitle">
      <style:graphic-properties draw:fill-color="#ffffff" draw:textarea-vertical-align="top" fo:min-height="11.04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2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style:font-name="Arial2" fo:font-size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start" style:font-independent-line-spacing="true"/>
      <style:text-properties style:font-name="Arial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2"/>
    </style:style>
    <style:style style:name="T11" style:family="text">
      <style:text-properties style:font-name="Arial2" fo:font-size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0.269cm" svg:height="1.798cm" svg:x="2.899cm" svg:y="15.199cm">
          <text:p text:style-name="P1"><text:span text:style-name="T1">Sebastian Büttner, Florian Zorbach, Fabian Möbus</text:span></text:p>
          <draw:enhanced-geometry draw:mirror-horizontal="false" draw:mirror-vertical="false" svg:viewBox="0 0 19401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1.588cm" svg:height="5.405cm" svg:x="1.905cm" svg:y="5.918cm">
          <text:p><text:span text:style-name="T2">Umsetzung einer Trackingsoftware</text:span></text:p>
          <text:p text:style-name="P3"><text:span text:style-name="T2">am Beispiel eines</text:span></text:p>
          <text:p text:style-name="P1"><text:span text:style-name="T3">Microsoft Kinect</text:span><text:span text:style-name="T2"> - Kamerasensors</text:span></text:p>
          <draw:enhanced-geometry draw:mirror-horizontal="false" draw:mirror-vertical="false" svg:viewBox="0 0 21589 54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Agenda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079cm" svg:x="1.27cm" svg:y="4.445cm">
          <text:list text:style-name="L2">
            <text:list-item>
              <text:p text:style-name="P5"><text:span text:style-name="T5">Aufgabenstellung</text:span></text:p>
            </text:list-item>
            <text:list-item>
              <text:p text:style-name="P5"><text:span text:style-name="T5">Konzept</text:span></text:p>
            </text:list-item>
            <text:list-item>
              <text:p text:style-name="P5"><text:span text:style-name="T5">Durchführung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<text:span text:style-name="T6">Kinect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FaceVACS</text:span></text:p>
                    </text:list-item>
                    <text:list-item>
                      <text:p text:style-name="P5"><text:span text:style-name="T6">Zustandsmodell / MVC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Schwierigkeiten</text:span></text:p>
            </text:list-item>
            <text:list-item>
              <text:p text:style-name="P5"><text:span text:style-name="T5">Fazit</text:span></text:p>
            </text:list-item>
          </text:list>
          <draw:enhanced-geometry draw:mirror-horizontal="false" draw:mirror-vertical="false" svg:viewBox="0 0 22859 12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1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Aufgabenstellung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biometrische Personendaten speichern</text:span></text:p>
            </text:list-item>
          </text:list>
          <text:p text:style-name="P5"><text:span text:style-name="T5"/></text:p>
          <text:p text:style-name="P5"><text:span text:style-name="T5"/></text:p>
          <text:list text:continue-numbering="true" text:style-name="L2">
            <text:list-item>
              <text:p text:style-name="P5"><text:span text:style-name="T5">Benutzereingabe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bestimmte Person verfolgen</text:span></text:p>
                    </text:list-item>
                  </text:list>
                </text:list-item>
              </text:list>
            </text:list-item>
          </text:list>
          <text:p text:style-name="P5"><text:span text:style-name="T6"/></text:p>
          <text:p text:style-name="P5"><text:span text:style-name="T6"/></text:p>
          <text:list text:continue-numbering="true" text:style-name="L4">
            <text:list-item>
              <text:p text:style-name="P5"><text:span text:style-name="T5">verfolgte Person wiedererkennen <text:s/>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onzep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1.879cm" svg:x="1.27cm" svg:y="4.445cm">
          <text:list text:style-name="L2">
            <text:list-item>
              <text:p text:style-name="P5"><text:span text:style-name="T5">Kinect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endaten erfassen</text:span></text:p>
                    </text:list-item>
                    <text:list-item>
                      <text:p text:style-name="P5"><text:span text:style-name="T6">Datenweitergabe an FaceVACS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FaceVACS</text:span></text:p>
              <text:list>
                <text:list-item>
                  <text:list>
                    <text:list-item>
                      <text:p text:style-name="P5"><text:span text:style-name="T6">Personen wiedererkennen</text:span></text:p>
                    </text:list-item>
                    <text:list-item>
                      <text:p text:style-name="P5"><text:span text:style-name="T6">Abgleich mit Datenbank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<text:s/></text:span><text:span text:style-name="T5">Zustandsmodell / MVC</text:span></text:p>
              <text:list>
                <text:list-item>
                  <text:list>
                    <text:list-item>
                      <text:p text:style-name="P5"><text:span text:style-name="T6">Koordination</text:span></text:p>
                    </text:list-item>
                    <text:list-item>
                      <text:p text:style-name="P5"><text:span text:style-name="T6">Zustandsübergän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18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SkeletonStream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enerkennung (max. 6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SkeletonI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6">Joint-Informationen (Kopf, …)</text:span></text:p>
                    </text:list-item>
                  </text:list>
                </text:list-item>
              </text:list>
            </text:list-item>
          </text:list>
          <text:p text:style-name="P5"><text:span text:style-name="T6"/></text:p>
          <text:list text:continue-numbering="true" text:style-name="L5">
            <text:list-item>
              <text:p text:style-name="P5"><text:span text:style-name="T5">ColorStream</text:span></text:p>
              <text:list>
                <text:list-item>
                  <text:list>
                    <text:list-item>
                      <text:p text:style-name="P5"><text:span text:style-name="T6">Auflösung: 1280 x 960 bei 12 FPS</text:span></text:p>
                    </text:list-item>
                    <text:list-item>
                      <text:p text:style-name="P5"><text:span text:style-name="T6">Live-Bild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item>
              <text:p text:style-name="P5"><text:span text:style-name="T5">WaitForBody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warte auf neue Person </text:span></text:p>
                    </text:list-item>
                    <text:list-item>
                      <text:p text:style-name="P5"><text:span text:style-name="T6">bei neuer Person im Sichtbereich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SkeletonID speichern</text:span></text:p>
                            </text:list-item>
                            <text:list-item>
                              <text:p text:style-name="P5"><text:span text:style-name="T8">Übergang zu WaitTakePic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5"><text:span text:style-name="T6"/></text:p>
                    </text:list-header>
                    <text:list-item>
                      <text:p text:style-name="P5"><text:span text:style-name="T6">Ziel auf identifizierte Person geändert</text:span></text:p>
                      <text:list>
                        <text:list-item>
                          <text:list>
                            <text:list-item>
                              <text:p text:style-name="P5"><text:span text:style-name="T6">Tracking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item>
              <text:p text:style-name="P5"><text:span text:style-name="T5">WaitTakePictur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 mit SkeletonID identifizieren</text:span></text:p>
                    </text:list-item>
                    <text:list-item>
                      <text:p text:style-name="P5"><text:span text:style-name="T6">Joint-Informationen sammel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Kopf-Position ermitteln (X: … Y: …)</text:span></text:p>
                            </text:list-item>
                            <text:list-item>
                              <text:p text:style-name="P5"><text:span text:style-name="T8">Bitmap von Kopf erstelle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6">Bitmap an FaceVACS weitergebe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header>
              <text:p text:style-name="P5"><text:span text:style-name="T5"/></text:p>
            </text:list-header>
            <text:list-item>
              <text:p text:style-name="P5"><text:span text:style-name="T5">Tracking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 mit SkeletonID identifiziere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Person verfolgen</text:span></text:p>
                            </text:list-item>
                            <text:list-item>
                              <text:p text:style-name="P5"><text:span text:style-name="T8">solange Fokus nicht verlore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0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4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8" draw:layer="layout" svg:width="22.859cm" svg:height="11.048cm" svg:x="1.27cm" svg:y="4.457cm" presentation:class="subtitle" presentation:user-transformed="true">
          <draw:text-box>
            <text:list text:style-name="L1">
              <text:list-header>
                <text:p text:style-name="P7"><text:span text:style-name="T10"/></text:p>
              </text:list-header>
              <text:list-item>
                <text:p text:style-name="P7"><text:span text:style-name="T10">API mit verschiedenen Algorithmen </text:span></text:p>
                <text:p text:style-name="P7"><text:span text:style-name="T10">zur Verarbeitung von Gesichtsdaten</text:span></text:p>
                <text:p text:style-name="P7"><text:span text:style-name="T10"/></text:p>
              </text:list-item>
              <text:list-item>
                <text:p text:style-name="P7"><text:span text:style-name="T10">Schnell (C++)</text:span></text:p>
                <text:p text:style-name="P7"><text:span text:style-name="T10"/></text:p>
              </text:list-item>
              <text:list-item>
                <text:p text:style-name="P7"><text:span text:style-name="T10">Einfach zu verwen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9.567cm" svg:height="7.613cm" svg:x="3.029cm" svg:y="5.756cm">
          <draw:image xlink:href="Pictures/2000000800004C7000001DBE76DDDAF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9.567cm" svg:height="8.7cm" svg:x="3.029cm" svg:y="5.213cm">
          <draw:image xlink:href="Pictures/2000000800004C70000021FD7F5D7C5A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7"><text:span text:style-name="T11">Erstellen eines FIR aus mehreren Bildern</text:span></text:p>
                <text:p text:style-name="P7"><text:span text:style-name="T11"/></text:p>
              </text:list-item>
              <text:list-item>
                <text:p text:style-name="P7"><text:span text:style-name="T11">Zuordnung eines FIR anhand mehrerer Bilder</text:span></text:p>
                <text:p text:style-name="P7"><text:span text:style-name="T11"/></text:p>
              </text:list-item>
              <text:list-item>
                <text:p text:style-name="P7"><text:span text:style-name="T11">Prozentuale Angabe (0.0 bis 1.0)</text:span></text:p>
                <text:p text:style-name="P7"><text:span text:style-name="T11"/></text:p>
              </text:list-item>
              <text:list-item>
                <text:p text:style-name="P7"><text:span text:style-name="T11">Zusammenfassen von ähnlichen FI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4" xml:id="id5" draw:id="id5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2" draw:text-style-name="P2" xml:id="id7" draw:id="id7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3" draw:text-style-name="P2" xml:id="id1" draw:id="id1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4" draw:text-style-name="P2" xml:id="id2" draw:id="id2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5" draw:text-style-name="P2" xml:id="id3" draw:id="id3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6" draw:text-style-name="P2" xml:id="id4" draw:id="id4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7" draw:text-style-name="P2" xml:id="id6" draw:id="id6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" draw:text-style-name="P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" draw:text-style-name="P4" draw:layer="layout" svg:width="4.063cm" svg:height="0.852cm" svg:x="11.43cm" svg:y="14.641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" draw:text-style-name="P4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6" draw:text-style-name="P4" draw:layer="layout" svg:width="4.063cm" svg:height="0.852cm" svg:x="8.079cm" svg:y="11.629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1" draw:start-glue-point="3" draw:end-shape="id2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2" draw:start-glue-point="3" draw:end-shape="id3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" draw:start-glue-point="0" draw:end-shape="id4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5" draw:start-glue-point="3" draw:end-shape="id3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" draw:start-glue-point="0" draw:end-shape="id5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4" draw:start-glue-point="2" draw:end-shape="id3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1" draw:start-glue-point="0" draw:end-shape="id6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1" draw:start-glue-point="3" draw:end-shape="id5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2" draw:start-glue-point="0" draw:end-shape="id5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5" draw:start-glue-point="1" draw:end-shape="id7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7" draw:start-glue-point="2" draw:end-shape="id1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6" draw:start-glue-point="0" draw:end-shape="id5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9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xml:id="id12" draw:id="id12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" xml:id="id14" draw:id="id14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5" draw:text-style-name="P2" xml:id="id8" draw:id="id8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6" draw:text-style-name="P2" xml:id="id9" draw:id="id9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7" draw:text-style-name="P2" xml:id="id10" draw:id="id10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8" draw:text-style-name="P2" xml:id="id11" draw:id="id11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9" draw:text-style-name="P2" xml:id="id13" draw:id="id13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30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1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2" draw:text-style-name="P14" draw:layer="layout" svg:width="4.063cm" svg:height="0.852cm" svg:x="16.461cm" svg:y="12.645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33" draw:text-style-name="P14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34" draw:text-style-name="P14" draw:layer="layout" svg:width="4.063cm" svg:height="0.852cm" svg:x="2.999cm" svg:y="13.153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8" draw:start-glue-point="3" draw:end-shape="id9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9" draw:start-glue-point="3" draw:end-shape="id10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10" draw:start-glue-point="0" draw:end-shape="id11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12" draw:start-glue-point="3" draw:end-shape="id10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10" draw:start-glue-point="0" draw:end-shape="id12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11" draw:start-glue-point="2" draw:end-shape="id10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8" draw:start-glue-point="0" draw:end-shape="id13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8" draw:start-glue-point="3" draw:end-shape="id12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9" draw:start-glue-point="0" draw:end-shape="id12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12" draw:start-glue-point="1" draw:end-shape="id14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14" draw:start-glue-point="2" draw:end-shape="id8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13" draw:start-glue-point="0" draw:end-shape="id12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TextShape 1" draw:style-name="gr35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2" xml:id="id19" draw:id="id19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0" draw:text-style-name="P2" xml:id="id21" draw:id="id21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1" draw:text-style-name="P2" xml:id="id15" draw:id="id15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2" draw:text-style-name="P2" xml:id="id16" draw:id="id16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3" draw:text-style-name="P2" xml:id="id17" draw:id="id17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4" draw:text-style-name="P2" xml:id="id18" draw:id="id18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5" draw:text-style-name="P2" xml:id="id20" draw:id="id20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6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7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8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49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50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52" draw:text-style-name="P14" draw:layer="layout" svg:width="5.333cm" svg:height="1.614cm" svg:x="2.032cm" svg:y="4.354cm">
          <text:p text:style-name="P13"><text:span text:style-name="T13"/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15" draw:start-glue-point="3" draw:end-shape="id16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16" draw:start-glue-point="3" draw:end-shape="id17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17" draw:start-glue-point="0" draw:end-shape="id18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19" draw:start-glue-point="3" draw:end-shape="id17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17" draw:start-glue-point="0" draw:end-shape="id19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18" draw:start-glue-point="2" draw:end-shape="id17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15" draw:start-glue-point="0" draw:end-shape="id20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15" draw:start-glue-point="3" draw:end-shape="id19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16" draw:start-glue-point="0" draw:end-shape="id19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19" draw:start-glue-point="1" draw:end-shape="id21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21" draw:start-glue-point="2" draw:end-shape="id15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20" draw:start-glue-point="0" draw:end-shape="id19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TextShape 1" draw:style-name="gr53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2" xml:id="id26" draw:id="id26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58" draw:text-style-name="P2" xml:id="id28" draw:id="id28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9" draw:text-style-name="P2" xml:id="id22" draw:id="id22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0" draw:text-style-name="P2" xml:id="id23" draw:id="id23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61" draw:text-style-name="P2" xml:id="id24" draw:id="id24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2" draw:text-style-name="P2" xml:id="id25" draw:id="id25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63" draw:text-style-name="P2" xml:id="id27" draw:id="id27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64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65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66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7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8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69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70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7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22" draw:start-glue-point="3" draw:end-shape="id23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23" draw:start-glue-point="3" draw:end-shape="id24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24" draw:start-glue-point="0" draw:end-shape="id25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26" draw:start-glue-point="3" draw:end-shape="id24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24" draw:start-glue-point="0" draw:end-shape="id26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25" draw:start-glue-point="2" draw:end-shape="id24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22" draw:start-glue-point="0" draw:end-shape="id27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22" draw:start-glue-point="3" draw:end-shape="id26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23" draw:start-glue-point="0" draw:end-shape="id26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26" draw:start-glue-point="1" draw:end-shape="id28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28" draw:start-glue-point="2" draw:end-shape="id22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27" draw:start-glue-point="0" draw:end-shape="id26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72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" xml:id="id33" draw:id="id33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7" draw:text-style-name="P2" xml:id="id35" draw:id="id35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8" draw:text-style-name="P2" xml:id="id29" draw:id="id29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79" draw:text-style-name="P2" xml:id="id30" draw:id="id30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80" draw:text-style-name="P2" xml:id="id31" draw:id="id31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1" draw:text-style-name="P2" xml:id="id32" draw:id="id32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82" draw:text-style-name="P2" xml:id="id34" draw:id="id34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8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8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8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8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8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8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8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9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9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29" draw:start-glue-point="3" draw:end-shape="id30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30" draw:start-glue-point="3" draw:end-shape="id31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1" draw:start-glue-point="0" draw:end-shape="id32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33" draw:start-glue-point="3" draw:end-shape="id31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1" draw:start-glue-point="0" draw:end-shape="id33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32" draw:start-glue-point="2" draw:end-shape="id31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29" draw:start-glue-point="0" draw:end-shape="id34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29" draw:start-glue-point="3" draw:end-shape="id33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30" draw:start-glue-point="0" draw:end-shape="id33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33" draw:start-glue-point="1" draw:end-shape="id35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35" draw:start-glue-point="2" draw:end-shape="id29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34" draw:start-glue-point="0" draw:end-shape="id33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92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3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5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6" draw:text-style-name="P2" xml:id="id40" draw:id="id40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97" draw:text-style-name="P2" xml:id="id42" draw:id="id42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8" draw:text-style-name="P2" xml:id="id36" draw:id="id36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99" draw:text-style-name="P2" xml:id="id37" draw:id="id37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0" draw:text-style-name="P2" xml:id="id38" draw:id="id38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01" draw:text-style-name="P2" xml:id="id39" draw:id="id39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02" draw:text-style-name="P2" xml:id="id41" draw:id="id41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10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0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0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0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0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0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0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11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1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112" draw:text-style-name="P14" draw:layer="layout" svg:width="5.333cm" svg:height="1.614cm" svg:x="4.572cm" svg:y="4.826cm">
          <text:p text:style-name="P13"><text:span text:style-name="T13">Ziel auf Identifizierte Person geändert</text:span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36" draw:start-glue-point="3" draw:end-shape="id37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37" draw:start-glue-point="3" draw:end-shape="id38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8" draw:start-glue-point="0" draw:end-shape="id39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40" draw:start-glue-point="3" draw:end-shape="id38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8" draw:start-glue-point="0" draw:end-shape="id40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39" draw:start-glue-point="2" draw:end-shape="id38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36" draw:start-glue-point="0" draw:end-shape="id41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36" draw:start-glue-point="3" draw:end-shape="id40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37" draw:start-glue-point="0" draw:end-shape="id40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40" draw:start-glue-point="1" draw:end-shape="id42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42" draw:start-glue-point="2" draw:end-shape="id36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41" draw:start-glue-point="0" draw:end-shape="id40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Model-View-Contoller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4" xml:id="id44" draw:id="id44" draw:layer="layout" svg:width="4.571cm" svg:height="1.269cm" svg:x="10.16cm" svg:y="5.334cm">
          <text:p text:style-name="P1"><text:span text:style-name="T12">Controller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13" draw:text-style-name="P4" xml:id="id43" draw:id="id43" draw:layer="layout" svg:width="4.571cm" svg:height="1.269cm" svg:x="3.556cm" svg:y="11.43cm">
          <text:p text:style-name="P1"><text:span text:style-name="T12">View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13" draw:text-style-name="P4" draw:layer="layout" svg:width="4.571cm" svg:height="1.269cm" svg:x="16.256cm" svg:y="11.43cm">
          <text:p text:style-name="P1"><text:span text:style-name="T12">Model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8" draw:style-name="gr114" draw:text-style-name="P15" draw:layer="layout" svg:width="6.096cm" svg:height="4.826cm" svg:x="12.446cm" svg:y="6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9" draw:style-name="gr114" draw:text-style-name="P15" draw:layer="layout" svg:width="6.604cm" svg:height="4.826cm" svg:x="5.842cm" svg:y="6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10" draw:style-name="gr114" draw:text-style-name="P15" draw:layer="layout" svg:width="8.128cm" svg:height="0.001cm" svg:x="8.128cm" svg:y="12.06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11" draw:style-name="gr115" draw:text-style-name="P15" draw:layer="layout" svg:x1="16.256cm" svg:y1="12.446cm" svg:x2="8.128cm" svg:y2="12.446cm">
          <text:p/>
        </draw:line>
        <draw:custom-shape draw:name="TextShape 13" draw:style-name="gr4" draw:text-style-name="P4" draw:layer="layout" svg:width="7.873cm" svg:height="2.793cm" svg:x="15.24cm" svg:y="5.08cm">
          <text:p text:style-name="P13"><text:span text:style-name="T14">-Enthält die Anwendungslogik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" draw:text-style-name="P4" draw:layer="layout" svg:width="9.397cm" svg:height="3.196cm" svg:x="2.286cm" svg:y="12.954cm">
          <text:p text:style-name="P13"><text:span text:style-name="T14">-Benutzeroberfläche</text:span></text:p>
          <text:p text:style-name="P13"><text:span text:style-name="T14">-Nur zur Anzeige u. interaktion mit dem Benutzer</text:span></text:p>
          <draw:enhanced-geometry draw:mirror-horizontal="false" draw:mirror-vertical="false" svg:viewBox="0 0 9398 3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" draw:text-style-name="P4" draw:layer="layout" svg:width="7.873cm" svg:height="2.793cm" svg:x="16.256cm" svg:y="12.954cm">
          <text:p text:style-name="P13"><text:span text:style-name="T14">-Enthält die Geschäftslogik</text:span></text:p>
          <text:p text:style-name="P13"><text:span text:style-name="T14">-u.a. Zustandsmodell 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6" draw:text-style-name="P3" draw:layer="layout" draw:type="curve" svg:x1="5.841cm" svg:y1="11.43cm" svg:x2="10.16cm" svg:y2="5.968cm" draw:start-shape="id43" draw:start-glue-point="0" draw:end-shape="id44" draw:end-glue-point="3" svg:d="M5841 11430c0-3642 1439-5462 4319-5462" svg:viewBox="0 0 4320 5463">
          <text:p/>
        </draw:connecto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TextShape 1" draw:style-name="gr2" draw:text-style-name="P4" draw:layer="layout" svg:width="22.858cm" svg:height="3.173cm" svg:x="1.27cm" svg:y="0.763cm">
          <text:p text:style-name="P5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6" draw:layer="layout" svg:width="22.858cm" svg:height="12.57cm" svg:x="1.271cm" svg:y="4.446cm">
          <text:list text:style-name="L7">
            <text:list-item>
              <text:p text:style-name="P5"><text:span text:style-name="T16">StateMachine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5"><text:span text:style-name="T17">Zustandsmodell</text:span></text:p>
                      <text:p text:style-name="P5"><text:span text:style-name="T17"/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5"><text:span text:style-name="T16">Database</text:span></text:p>
              <text:list>
                <text:list-item>
                  <text:list>
                    <text:list-item>
                      <text:p text:style-name="P5"><text:span text:style-name="T17">Persistente Haupt-Datenbank</text:span></text:p>
                      <text:p text:style-name="P5"><text:span text:style-name="T17"/></text:p>
                    </text:list-item>
                  </text:list>
                </text:list-item>
              </text:list>
            </text:list-item>
            <text:list-item>
              <text:p text:style-name="P5"><text:span text:style-name="T16">RuntimeDatabase</text:span></text:p>
              <text:list>
                <text:list-item>
                  <text:list>
                    <text:list-item>
                      <text:p text:style-name="P5"><text:span text:style-name="T17">Verwaltete Laufzeitdaten</text:span></text:p>
                    </text:list-item>
                    <text:list-item>
                      <text:p text:style-name="P5"><text:span text:style-name="T17">Verknüpfungen zur Haupt-Datenban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TextShape 1" draw:style-name="gr2" draw:text-style-name="P4" draw:layer="layout" svg:width="22.858cm" svg:height="3.173cm" svg:x="1.27cm" svg:y="0.763cm">
          <text:p text:style-name="P5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6" draw:layer="layout" svg:width="22.858cm" svg:height="12.57cm" svg:x="1.271cm" svg:y="4.446cm">
          <text:list text:style-name="L9">
            <text:list-item>
              <text:p text:style-name="P5"><text:span text:style-name="T16">IdentificationAPI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"><text:span text:style-name="T18">FaceVACS</text:span></text:p>
                      <text:p text:style-name="P5"><text:span text:style-name="T18"/></text:p>
                    </text:list-item>
                  </text:list>
                </text:list-item>
              </text:list>
            </text:list-item>
            <text:list-item>
              <text:p text:style-name="P5"><text:span text:style-name="T16">Sensor</text:span></text:p>
              <text:list>
                <text:list-item>
                  <text:list>
                    <text:list-item>
                      <text:p text:style-name="P5"><text:span text:style-name="T18">Kinect Sensor u. Streams</text:span></text:p>
                      <text:p text:style-name="P5"><text:span text:style-name="T18"/></text:p>
                    </text:list-item>
                  </text:list>
                </text:list-item>
              </text:list>
            </text:list-item>
            <text:list-item>
              <text:p text:style-name="P5"><text:span text:style-name="T16">Configuration</text:span></text:p>
              <text:list>
                <text:list-item>
                  <text:list>
                    <text:list-item>
                      <text:p text:style-name="P5"><text:span text:style-name="T18">Konfigurationsoptionen zur Änderung des Laufzeitverhalte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2" draw:text-style-name="P4" draw:layer="layout" svg:width="22.858cm" svg:height="3.173cm" svg:x="1.27cm" svg:y="0.763cm">
          <text:p text:style-name="P5"><text:span text:style-name="T4">Schwierigkeiten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Kinect <text:s text:c="7"/>FaceVAC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schwache Bildqualität erschwert</text:span></text:p>
                    </text:list-item>
                  </text:list>
                </text:list-item>
              </text:list>
            </text:list-item>
          </text:list>
          <text:p text:style-name="P5"><text:span text:style-name="T6"><text:tab/></text:span><text:span text:style-name="T6"> <text:s/></text:span><text:span text:style-name="T6">Identifikation</text:span></text:p>
          <text:p text:style-name="P5"><text:span text:style-name="T6"/></text:p>
          <text:list text:continue-numbering="true" text:style-name="L4">
            <text:list-item>
              <text:p text:style-name="P5"><text:span text:style-name="T5">Daten konsistent halten</text:span></text:p>
              <text:p text:style-name="P5"><text:span text:style-name="T5"/></text:p>
            </text:list-item>
            <text:list-item>
              <text:p text:style-name="P5"><text:span text:style-name="T5">Multithreading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7" draw:text-style-name="P15" draw:layer="layout" svg:width="1.598cm" svg:height="0.598cm" svg:x="5.66cm" svg:y="4.968cm">
          <text:p/>
          <draw:enhanced-geometry draw:mirror-horizontal="false" draw:mirror-vertical="false" svg:viewBox="0 0 1599 599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2" draw:text-style-name="P4" draw:layer="layout" svg:width="22.858cm" svg:height="3.173cm" svg:x="1.27cm" svg:y="0.763cm">
          <text:p text:style-name="P5"><text:span text:style-name="T4">Fazi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4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17" draw:layer="layout" svg:width="22.606cm" svg:height="11.092cm" svg:x="1.524cm" svg:y="4.656cm">
          <draw:text-box>
            <text:list text:style-name="L10">
              <text:list-item>
                <text:p text:style-name="P17"><text:span text:style-name="T19"><text:s/></text:span><text:span text:style-name="T19">Projektumfang klar definieren</text:span></text:p>
              </text:list-item>
            </text:list>
            <text:p text:style-name="P17"><text:span text:style-name="T20"/></text:p>
            <text:list text:continue-numbering="true" text:style-name="L10">
              <text:list-item>
                <text:p text:style-name="P17"><text:span text:style-name="T19"><text:s/></text:span><text:span text:style-name="T19">schlechte Code-Qualität der 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21">verwendeten AP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17"><text:span text:style-name="T19"/></text:p>
              </text:list-header>
              <text:list-item>
                <text:p text:style-name="P17"><text:span text:style-name="T19"><text:s/></text:span><text:span text:style-name="T19">Projektplanung</text:span></text:p>
                <text:list>
                  <text:list-item>
                    <text:list>
                      <text:list-item>
                        <text:p text:style-name="P17"><text:span text:style-name="T21"><text:s/></text:span><text:span text:style-name="T21">Verwendung von Patter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20"/></text:p>
            <text:list text:continue-numbering="true" text:style-name="L10">
              <text:list-item>
                <text:p text:style-name="P17"><text:span text:style-name="T19"><text:s/></text:span><text:span text:style-name="T19">interessantes 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5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6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22.7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7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22.1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5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6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0T09:55:09.998000000</dc:date>
    <meta:editing-duration>PT2H2M24S</meta:editing-duration>
    <meta:editing-cycles>66</meta:editing-cycles>
    <meta:generator>LibreOffice/4.3.5.2$Windows_x86 LibreOffice_project/3a87456aaa6a95c63eea1c1b3201acedf0751bd5</meta:generator>
    <meta:document-statistic meta:object-count="382"/>
  </office:meta>
</office:document-meta>
</file>